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Dash_20_2" svg:stroke-width="0.035cm" svg:stroke-color="#000000" draw:stroke-linejoin="miter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cecece"/>
    </style:style>
    <style:style style:name="gr2" style:family="graphic" style:parent-style-name="standard">
      <style:graphic-properties draw:stroke="solid" svg:stroke-width="0.035cm" svg:stroke-color="#000000" draw:stroke-linejoin="miter" draw:fill="solid" draw:fill-color="#000000" draw:textarea-horizontal-align="left" draw:textarea-vertical-align="middle" draw:auto-grow-height="false" fo:padding-top="0.123cm" fo:padding-bottom="0.123cm" fo:padding-left="0.251cm" fo:padding-right="0.251cm" fo:wrap-option="no-wrap" draw:shadow-color="#cecec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629cm" fo:padding-top="0.124cm" fo:padding-bottom="0.124cm" fo:padding-left="0.252cm" fo:padding-right="0.252cm" fo:wrap-option="no-wrap" draw:shadow-color="#cecece"/>
    </style:style>
    <style:style style:name="gr20" style:family="graphic" style:parent-style-name="standard">
      <style:graphic-properties draw:stroke="solid" svg:stroke-width="0.088cm" svg:stroke-color="#000000" draw:stroke-linejoin="miter" draw:fill="none" draw:fill-color="#ffffff" draw:textarea-horizontal-align="left" draw:textarea-vertical-align="middle" draw:auto-grow-height="false" fo:padding-top="0.123cm" fo:padding-bottom="0.123cm" fo:padding-left="0.251cm" fo:padding-right="0.251cm" fo:wrap-option="no-wrap" draw:shadow-color="#cecece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815cm" fo:min-width="0.629cm" fo:padding-top="0.124cm" fo:padding-bottom="0.124cm" fo:padding-left="0.252cm" fo:padding-right="0.252cm" fo:wrap-option="no-wrap" draw:shadow-color="#cecece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815cm" fo:min-width="0.629cm" fo:padding-top="0.124cm" fo:padding-bottom="0.124cm" fo:padding-left="0.252cm" fo:padding-right="0.252cm" fo:wrap-option="no-wrap" draw:shadow-color="#cecece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815cm" fo:min-width="0.629cm" fo:padding-top="0.124cm" fo:padding-bottom="0.124cm" fo:padding-left="0.252cm" fo:padding-right="0.252cm" fo:wrap-option="no-wrap" draw:shadow-color="#cecece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815cm" fo:min-width="0.629cm" fo:padding-top="0.124cm" fo:padding-bottom="0.124cm" fo:padding-left="0.252cm" fo:padding-right="0.252cm" fo:wrap-option="no-wrap" draw:shadow-color="#cecece"/>
    </style:style>
    <style:style style:name="gr25" style:family="graphic" style:parent-style-name="standard">
      <style:graphic-properties draw:stroke="solid" svg:stroke-width="0.035cm" svg:stroke-color="#000000" draw:stroke-linejoin="miter" draw:fill="solid" draw:fill-color="#99ff66" draw:textarea-horizontal-align="left" draw:textarea-vertical-align="middle" draw:auto-grow-height="false" fo:padding-top="0.123cm" fo:padding-bottom="0.123cm" fo:padding-left="0.251cm" fo:padding-right="0.251cm" fo:wrap-option="no-wrap" draw:shadow-color="#cecece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93cm" fo:min-width="0.413cm" fo:padding-top="0.124cm" fo:padding-bottom="0.124cm" fo:padding-left="0.252cm" fo:padding-right="0.252cm" fo:wrap-option="no-wrap" draw:shadow-color="#cecece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714cm" fo:min-width="0.413cm" fo:padding-top="0.124cm" fo:padding-bottom="0.124cm" fo:padding-left="0.252cm" fo:padding-right="0.252cm" fo:wrap-option="no-wrap" draw:shadow-color="#cecece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714cm" fo:min-width="0.413cm" fo:padding-top="0.124cm" fo:padding-bottom="0.124cm" fo:padding-left="0.252cm" fo:padding-right="0.252cm" fo:wrap-option="no-wrap" draw:shadow-color="#cecece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714cm" fo:min-width="0.413cm" fo:padding-top="0.124cm" fo:padding-bottom="0.124cm" fo:padding-left="0.252cm" fo:padding-right="0.252cm" fo:wrap-option="no-wrap" draw:shadow-color="#cecece"/>
    </style:style>
    <style:style style:name="gr30" style:family="graphic" style:parent-style-name="standard">
      <style:graphic-properties svg:stroke-width="0.03cm" draw:marker-start-width="0.245cm" draw:marker-end="Arrow" draw:marker-end-width="0.345cm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indent="0cm"/>
    </style:style>
    <style:style style:name="P4" style:family="paragraph">
      <style:paragraph-properties fo:margin-left="0cm" fo:margin-right="0cm" fo:line-height="100%" fo:text-indent="0cm" style:writing-mode="lr-tb" style:font-independent-line-spacing="true"/>
    </style:style>
    <style:style style:name="P5" style:family="paragraph">
      <style:paragraph-properties fo:text-align="center"/>
    </style:style>
    <style:style style:name="T1" style:family="text">
      <style:text-properties fo:font-family="Arial" style:font-family-generic="swiss" style:font-pitch="variable" fo:font-size="16pt" style:font-size-asian="16pt" style:font-size-complex="16pt"/>
    </style:style>
    <style:style style:name="T2" style:family="text">
      <style:text-properties style:text-position="-33% 58%" fo:font-family="Arial" style:font-family-generic="swiss" style:font-pitch="variable" fo:font-size="16pt" style:font-size-asian="16pt" style:font-size-complex="16pt"/>
    </style:style>
    <style:style style:name="T3" style:family="text">
      <style:text-properties fo:font-family="Arial" style:font-family-generic="swiss" style:font-pitch="variable" fo:font-size="14pt" style:font-size-asian="14pt" style:font-size-complex="14pt"/>
    </style:style>
    <style:style style:name="T4" style:family="text">
      <style:text-properties style:text-position="-33% 58%" fo:font-family="Arial" style:font-family-generic="swiss" style:font-pitch="variable"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figure">
        <draw:line draw:style-name="gr1" draw:text-style-name="P1" draw:layer="layout" svg:x1="2.622cm" svg:y1="0.433cm" svg:x2="2.622cm" svg:y2="10.615cm">
          <text:p/>
        </draw:line>
        <draw:line draw:style-name="gr1" draw:text-style-name="P1" draw:layer="layout" svg:x1="3.892cm" svg:y1="0.433cm" svg:x2="3.892cm" svg:y2="10.615cm">
          <text:p/>
        </draw:line>
        <draw:line draw:style-name="gr1" draw:text-style-name="P1" draw:layer="layout" svg:x1="5.166cm" svg:y1="0.433cm" svg:x2="5.166cm" svg:y2="10.615cm">
          <text:p/>
        </draw:line>
        <draw:line draw:style-name="gr1" draw:text-style-name="P1" draw:layer="layout" svg:x1="7.711cm" svg:y1="0.433cm" svg:x2="7.711cm" svg:y2="10.615cm">
          <text:p/>
        </draw:line>
        <draw:line draw:style-name="gr1" draw:text-style-name="P1" draw:layer="layout" svg:x1="6.436cm" svg:y1="0.433cm" svg:x2="6.436cm" svg:y2="10.615cm">
          <text:p/>
        </draw:line>
        <draw:line draw:style-name="gr1" draw:text-style-name="P1" draw:layer="layout" svg:x1="8.981cm" svg:y1="0.433cm" svg:x2="8.981cm" svg:y2="10.615cm">
          <text:p/>
        </draw:line>
        <draw:line draw:style-name="gr1" draw:text-style-name="P1" draw:layer="layout" svg:x1="1.352cm" svg:y1="9.34cm" svg:x2="11.525cm" svg:y2="9.34cm">
          <text:p/>
        </draw:line>
        <draw:line draw:style-name="gr1" draw:text-style-name="P1" draw:layer="layout" svg:x1="1.352cm" svg:y1="8.07cm" svg:x2="11.525cm" svg:y2="8.07cm">
          <text:p/>
        </draw:line>
        <draw:line draw:style-name="gr1" draw:text-style-name="P1" draw:layer="layout" svg:x1="1.352cm" svg:y1="6.796cm" svg:x2="11.525cm" svg:y2="6.796cm">
          <text:p/>
        </draw:line>
        <draw:line draw:style-name="gr1" draw:text-style-name="P1" draw:layer="layout" svg:x1="1.352cm" svg:y1="5.526cm" svg:x2="11.525cm" svg:y2="5.526cm">
          <text:p/>
        </draw:line>
        <draw:line draw:style-name="gr1" draw:text-style-name="P1" draw:layer="layout" svg:x1="1.352cm" svg:y1="4.252cm" svg:x2="11.525cm" svg:y2="4.252cm">
          <text:p/>
        </draw:line>
        <draw:line draw:style-name="gr1" draw:text-style-name="P1" draw:layer="layout" svg:x1="1.352cm" svg:y1="2.977cm" svg:x2="11.525cm" svg:y2="2.977cm">
          <text:p/>
        </draw:line>
        <draw:custom-shape draw:style-name="gr2" draw:text-style-name="P2" xml:id="id2" draw:id="id2" draw:layer="layout" svg:width="0.212cm" svg:height="0.212cm" svg:x="3.257cm" svg:y="7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819cm" svg:height="0.925cm" svg:x="3.146cm" svg:y="10.575cm">
          <text:list text:style-name="L1">
            <text:list-header>
              <text:p text:style-name="P3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0.819cm" svg:height="0.925cm" svg:x="4.319cm" svg:y="10.54cm">
          <text:list text:style-name="L1">
            <text:list-header>
              <text:p text:style-name="P3"><text:span text:style-name="T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0.819cm" svg:height="0.925cm" svg:x="5.589cm" svg:y="10.54cm">
          <text:list text:style-name="L1">
            <text:list-header>
              <text:p text:style-name="P3"><text:span text:style-name="T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0.819cm" svg:height="0.925cm" svg:x="6.859cm" svg:y="10.54cm">
          <text:list text:style-name="L1">
            <text:list-header>
              <text:p text:style-name="P3"><text:span text:style-name="T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4" draw:layer="layout" svg:width="0.819cm" svg:height="0.925cm" svg:x="8.133cm" svg:y="10.549cm">
          <text:list text:style-name="L1">
            <text:list-header>
              <text:p text:style-name="P3"><text:span text:style-name="T1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4" draw:layer="layout" svg:width="0.819cm" svg:height="0.925cm" svg:x="9.403cm" svg:y="10.54cm">
          <text:list text:style-name="L1">
            <text:list-header>
              <text:p text:style-name="P3"><text:span text:style-name="T1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4" draw:layer="layout" svg:width="0.819cm" svg:height="0.925cm" svg:x="10.607cm" svg:y="10.54cm">
          <text:list text:style-name="L1">
            <text:list-header>
              <text:p text:style-name="P3"><text:span text:style-name="T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4" draw:layer="layout" svg:width="0.819cm" svg:height="0.925cm" svg:x="1.774cm" svg:y="10.54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0.819cm" svg:height="0.925cm" svg:x="0.57cm" svg:y="8.419cm">
          <text:list text:style-name="L1">
            <text:list-header>
              <text:p text:style-name="P3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0.819cm" svg:height="0.925cm" svg:x="0.57cm" svg:y="7.144cm">
          <text:list text:style-name="L1">
            <text:list-header>
              <text:p text:style-name="P3"><text:span text:style-name="T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4" draw:layer="layout" svg:width="0.819cm" svg:height="0.925cm" svg:x="0.57cm" svg:y="5.883cm">
          <text:list text:style-name="L1">
            <text:list-header>
              <text:p text:style-name="P3"><text:span text:style-name="T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4" draw:layer="layout" svg:width="0.819cm" svg:height="0.925cm" svg:x="0.57cm" svg:y="4.6cm">
          <text:list text:style-name="L1">
            <text:list-header>
              <text:p text:style-name="P3"><text:span text:style-name="T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4" draw:layer="layout" svg:width="0.819cm" svg:height="0.925cm" svg:x="0.57cm" svg:y="3.339cm">
          <text:list text:style-name="L1">
            <text:list-header>
              <text:p text:style-name="P3"><text:span text:style-name="T1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4" draw:layer="layout" svg:width="0.819cm" svg:height="0.925cm" svg:x="0.5cm" svg:y="2.064cm">
          <text:list text:style-name="L1">
            <text:list-header>
              <text:p text:style-name="P3"><text:span text:style-name="T1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4" draw:layer="layout" svg:width="0.819cm" svg:height="0.925cm" svg:x="0.5cm" svg:y="0.786cm">
          <text:list text:style-name="L1">
            <text:list-header>
              <text:p text:style-name="P3"><text:span text:style-name="T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4" draw:layer="layout" svg:width="0.819cm" svg:height="0.925cm" svg:x="0.5cm" svg:y="9.486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" draw:text-style-name="P1" draw:layer="layout" svg:x1="1.352cm" svg:y1="1.707cm" svg:x2="11.525cm" svg:y2="1.707cm">
          <text:p/>
        </draw:line>
        <draw:line draw:style-name="gr1" draw:text-style-name="P1" draw:layer="layout" svg:x1="10.251cm" svg:y1="0.433cm" svg:x2="10.251cm" svg:y2="10.615cm">
          <text:p/>
        </draw:line>
        <draw:custom-shape draw:style-name="gr19" draw:text-style-name="P4" draw:layer="layout" svg:width="1.133cm" svg:height="1.063cm" svg:x="2.62cm" svg:y="6.518cm">
          <text:list text:style-name="L1">
            <text:list-header>
              <text:p text:style-name="P3"><text:span text:style-name="T1">n</text:span><text:span text:style-name="T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5.084cm" svg:height="10.182cm" svg:x="1.316cm" svg:y="0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5.084cm" svg:height="10.182cm" svg:x="6.416cm" svg:y="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0.212cm" svg:height="0.212cm" svg:x="7.137cm" svg:y="7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1.133cm" svg:height="1.063cm" svg:x="6.5cm" svg:y="6.787cm">
          <text:list text:style-name="L1">
            <text:list-header>
              <text:p text:style-name="P3"><text:span text:style-name="T1">n</text:span><text:span text:style-name="T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5.084cm" svg:height="5.1cm" svg:x="1.316cm" svg:y="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12cm" svg:height="0.212cm" svg:x="5.737cm" svg:y="3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1.133cm" svg:height="1.063cm" svg:x="5.1cm" svg:y="2.687cm">
          <text:list text:style-name="L1">
            <text:list-header>
              <text:p text:style-name="P3"><text:span text:style-name="T1">n</text:span><text:span text:style-name="T2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5.084cm" svg:height="5.1cm" svg:x="1.316cm" svg:y="0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5.084cm" svg:height="5.1cm" svg:x="6.416cm" svg:y="0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2.584cm" svg:height="5.1cm" svg:x="6.416cm" svg:y="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12cm" svg:height="0.212cm" svg:x="8.504cm" svg:y="3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1.133cm" svg:height="1.063cm" svg:x="7.867cm" svg:y="2.787cm">
          <text:list text:style-name="L1">
            <text:list-header>
              <text:p text:style-name="P3"><text:span text:style-name="T1">n</text:span><text:span text:style-name="T2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4" draw:layer="layout" svg:width="1.133cm" svg:height="1.063cm" svg:x="9cm" svg:y="1.5cm">
          <text:list text:style-name="L1">
            <text:list-header>
              <text:p text:style-name="P3"><text:span text:style-name="T1">n</text:span><text:span text:style-name="T2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xml:id="id7" draw:id="id7" draw:layer="layout" svg:width="0.212cm" svg:height="0.212cm" svg:x="9.788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xml:id="id1" draw:id="id1" draw:layer="layout" svg:width="0.423cm" svg:height="0.424cm" svg:x="4.531cm" svg:y="6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0.917cm" svg:height="0.962cm" svg:x="3.8cm" svg:y="5.538cm">
          <text:list text:style-name="L2">
            <text:list-header>
              <text:p text:style-name="P3"><text:span text:style-name="T3">k</text:span><text:span text:style-name="T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" xml:id="id3" draw:id="id3" draw:layer="layout" svg:width="0.423cm" svg:height="0.424cm" svg:x="4.162cm" svg:y="8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0.917cm" svg:height="0.962cm" svg:x="4.4cm" svg:y="8cm">
          <text:list text:style-name="L2">
            <text:list-header>
              <text:p text:style-name="P3"><text:span text:style-name="T3">k</text:span><text:span text:style-name="T4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" xml:id="id4" draw:id="id4" draw:layer="layout" svg:width="0.423cm" svg:height="0.424cm" svg:x="7.977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917cm" svg:height="0.962cm" svg:x="8.246cm" svg:y="9.3cm">
          <text:list text:style-name="L2">
            <text:list-header>
              <text:p text:style-name="P3"><text:span text:style-name="T3">k</text:span><text:span text:style-name="T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" xml:id="id6" draw:id="id6" draw:layer="layout" svg:width="0.423cm" svg:height="0.424cm" svg:x="10.431cm" svg:y="3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0.917cm" svg:height="0.962cm" svg:x="10.7cm" svg:y="3.038cm">
          <text:list text:style-name="L2">
            <text:list-header>
              <text:p text:style-name="P3"><text:span text:style-name="T3">k</text:span><text:span text:style-name="T4">4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30" draw:text-style-name="P5" draw:layer="layout" draw:type="curve" svg:x1="4.743cm" svg:y1="6.462cm" svg:x2="3.438cm" svg:y2="7.7cm" draw:start-shape="id1" draw:start-glue-point="8" draw:end-shape="id2" draw:end-glue-point="9" svg:d="m4743 6462c0 826-435 1238-1305 1238">
          <text:p/>
        </draw:connector>
        <draw:connector draw:style-name="gr30" draw:text-style-name="P5" draw:layer="layout" draw:type="curve" svg:x1="4.162cm" svg:y1="8.876cm" svg:x2="3.363cm" svg:y2="7.731cm" draw:start-shape="id3" draw:start-glue-point="6" draw:end-shape="id2" draw:end-glue-point="8" svg:d="m4162 8876c-533 0-799-381-799-1145">
          <text:p/>
        </draw:connector>
        <draw:connector draw:style-name="gr30" draw:text-style-name="P5" draw:layer="layout" draw:type="curve" svg:x1="7.977cm" svg:y1="10.012cm" svg:x2="7.243cm" svg:y2="8cm" draw:start-shape="id4" draw:start-glue-point="6" draw:end-shape="id5" draw:end-glue-point="8" svg:d="m7977 10012c-490 0-734-670-734-2012">
          <text:p/>
        </draw:connector>
        <draw:connector draw:style-name="gr30" draw:text-style-name="P5" draw:layer="layout" draw:type="curve" svg:x1="10.431cm" svg:y1="3.75cm" svg:x2="9.894cm" svg:y2="2.712cm" draw:start-shape="id6" draw:start-glue-point="6" draw:end-shape="id7" draw:end-glue-point="8" svg:d="m10431 3750c-358 0-537-346-537-10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Dash_20_2" draw:display-name="Dash 2" draw:style="rect" draw:dots2="1" draw:dots2-length="0.141cm" draw:distance="0.1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24T18:42:42</meta:creation-date>
    <meta:editing-duration>PT20H14M50S</meta:editing-duration>
    <meta:editing-cycles>6</meta:editing-cycles>
    <meta:generator>OpenOffice.org/3.3$Unix OpenOffice.org_project/330m20$Build-9567</meta:generator>
    <meta:initial-creator>Alberto Montresor</meta:initial-creator>
    <dc:date>2011-10-25T15:25:09</dc:date>
    <dc:creator>Alberto Montresor</dc:creator>
    <meta:document-statistic meta:object-count="58"/>
  </office:meta>
</office:document-meta>
</file>